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sBeanNameBoundTestBean.RequiresBeanNameBoundTest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sBeanNameBound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oseBeanNameAdvisorsTests.testNo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oseBeanNameAdvisorsTests.testWith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